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padding-left="0cm" fo:padding-right="0.265cm" fo:padding-top="0cm" fo:padding-bottom="0.265cm" fo:border-left="none" fo:border-right="0.002cm solid #cccccc" fo:border-top="none" fo:border-bottom="0.002cm solid #cccccc"/>
    </style:style>
    <style:style style:name="P2" style:family="paragraph" style:parent-style-name="Table_20_Contents">
      <style:paragraph-properties fo:text-align="start" style:justify-single-word="false" fo:padding-left="0cm" fo:padding-right="0.265cm" fo:padding-top="0cm" fo:padding-bottom="0.265cm" fo:border-left="none" fo:border-right="0.002cm solid #cccccc" fo:border-top="none" fo:border-bottom="0.002cm solid #cccccc"/>
    </style:style>
    <style:style style:name="P3" style:family="paragraph" style:parent-style-name="Table_20_Contents">
      <style:paragraph-properties fo:padding-left="0cm" fo:padding-right="0cm" fo:padding-top="0cm" fo:padding-bottom="0.265cm" fo:border-left="none" fo:border-right="none" fo:border-top="none" fo:border-bottom="0.002cm solid #cccccc"/>
    </style:style>
    <style:style style:name="P4" style:family="paragraph" style:parent-style-name="Table_20_Contents">
      <style:paragraph-properties fo:text-align="start" style:justify-single-word="false" fo:padding-left="0cm" fo:padding-right="0cm" fo:padding-top="0cm" fo:padding-bottom="0.265cm" fo:border-left="none" fo:border-right="none" fo:border-top="none" fo:border-bottom="0.002cm solid #cccccc"/>
    </style:style>
    <style:style style:name="P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7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272822">
        <style:background-image/>
      </style:paragraph-properties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13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14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5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ff6347" style:font-name="Raleway" fo:letter-spacing="normal" fo:font-style="normal" fo:font-weight="bold"/>
    </style:style>
    <style:style style:name="P1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18" style:family="paragraph" style:parent-style-name="Heading_20_1">
      <style:text-properties fo:font-variant="normal" fo:text-transform="none" fo:color="#ff6347" style:font-name="Raleway" fo:letter-spacing="normal" fo:font-style="normal" fo:font-weight="bold"/>
    </style:style>
    <style:style style:name="P19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20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21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22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24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</style:style>
    <style:style style:name="P26" style:family="paragraph" style:parent-style-name="Text_20_body" style:list-style-name="L2">
      <style:paragraph-properties fo:orphans="2" fo:widows="2"/>
    </style:style>
    <style:style style:name="P27" style:family="paragraph" style:parent-style-name="Text_20_body" style:list-style-name="L3">
      <style:paragraph-properties fo:orphans="2" fo:widows="2"/>
    </style:style>
    <style:style style:name="P28" style:family="paragraph" style:parent-style-name="Text_20_body" style:list-style-name="L4">
      <style:paragraph-properties fo:orphans="2" fo:widows="2"/>
    </style:style>
    <style:style style:name="P29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30" style:family="paragraph" style:parent-style-name="Text_20_body" style:list-style-name="L5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31" style:family="paragraph" style:parent-style-name="Text_20_body" style:list-style-name="L2">
      <style:paragraph-properties fo:margin-top="0cm" fo:margin-bottom="0cm" fo:orphans="2" fo:widows="2"/>
    </style:style>
    <style:style style:name="P32" style:family="paragraph" style:parent-style-name="Text_20_body" style:list-style-name="L3">
      <style:paragraph-properties fo:margin-top="0cm" fo:margin-bottom="0cm" fo:orphans="2" fo:widows="2"/>
    </style:style>
    <style:style style:name="P33" style:family="paragraph" style:parent-style-name="Text_20_body" style:list-style-name="L4">
      <style:paragraph-properties fo:margin-top="0cm" fo:margin-bottom="0cm" fo:orphans="2" fo:widows="2"/>
    </style:style>
    <style:style style:name="P34" style:family="paragraph" style:parent-style-name="Text_20_body" style:list-style-name="L5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T1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fo:letter-spacing="normal"/>
    </style:style>
    <style:style style:name="T4" style:family="text">
      <style:text-properties fo:font-variant="normal" fo:text-transform="none" fo:color="#222222" style:font-name="Open Sans" fo:font-size="14pt" fo:letter-spacing="normal" fo:font-style="normal"/>
    </style:style>
    <style:style style:name="T5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6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7" style:family="text">
      <style:text-properties fo:font-variant="normal" fo:text-transform="none" fo:color="#80ffbb" fo:letter-spacing="normal" fo:background-color="#193549"/>
    </style:style>
    <style:style style:name="T8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9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1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2" style:family="text">
      <style:text-properties fo:font-variant="normal" fo:text-transform="none" fo:color="#0088ff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ffffff" style:font-name="Consolas" fo:font-size="14pt" fo:letter-spacing="normal" fo:font-style="normal" fo:font-weight="normal"/>
    </style:style>
    <style:style style:name="T15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16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17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18" style:family="text">
      <style:text-properties fo:font-variant="normal" fo:text-transform="none" fo:color="#ffee80" fo:letter-spacing="normal" fo:background-color="#193549"/>
    </style:style>
    <style:style style:name="T19" style:family="text">
      <style:text-properties fo:font-variant="normal" fo:text-transform="none" fo:color="#ffee80" style:font-name="Consolas" fo:font-size="14pt" fo:letter-spacing="normal" fo:font-style="normal" fo:font-weight="normal" fo:background-color="#193549"/>
    </style:style>
    <style:style style:name="T20" style:family="text">
      <style:text-properties fo:font-variant="normal" fo:text-transform="none" fo:color="#fc8979" style:font-name="Consolas" fo:font-size="14pt" fo:letter-spacing="normal" fo:font-style="normal" fo:font-weight="normal" fo:background-color="#193549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Pierwszy skrypt</text:h>
      <text:p text:style-name="P9"><text:span text:style-name="T1">Do umieszczenia skryptów na stronie służy znacznik </text:span><text:span text:style-name="Strong_20_Emphasis"><text:span text:style-name="T5">&lt;script&gt;</text:span></text:span><text:span text:style-name="T1">:</text:span></text:p>
      <text:p text:style-name="P19"><text:span text:style-name="Source_20_Text"><text:span text:style-name="T12">&lt;!DOCTYPE html&gt;</text:span></text:span></text:p>
      <text:p text:style-name="P21"><text:span text:style-name="Source_20_Text"><text:span text:style-name="T8">&lt;</text:span></text:span><text:span text:style-name="Source_20_Text"><text:span text:style-name="T15">html</text:span></text:span><text:span text:style-name="Source_20_Text"><text:span text:style-name="T8">&gt;</text:span></text:span></text:p>
      <text:p text:style-name="P21"><text:span text:style-name="Source_20_Text"><text:span text:style-name="T8">&lt;</text:span></text:span><text:span text:style-name="Source_20_Text"><text:span text:style-name="T15">head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meta </text:span></text:span><text:span text:style-name="Source_20_Text"><text:span text:style-name="T10">charset</text:span></text:span><text:span text:style-name="Source_20_Text"><text:span text:style-name="T8">="</text:span></text:span><text:span text:style-name="Source_20_Text"><text:span text:style-name="T20">UTF-8</text:span></text:span><text:span text:style-name="Source_20_Text"><text:span text:style-name="T8">"&gt;</text:span></text:span></text:p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title</text:span></text:span><text:span text:style-name="Source_20_Text"><text:span text:style-name="T8">&gt;</text:span></text:span><text:span text:style-name="Source_20_Text"><text:span text:style-name="T19">Document</text:span></text:span><text:span text:style-name="Source_20_Text"><text:span text:style-name="T8">&lt;/</text:span></text:span><text:span text:style-name="Source_20_Text"><text:span text:style-name="T15">title</text:span></text:span><text:span text:style-name="Source_20_Text"><text:span text:style-name="T8">&gt;</text:span></text:span></text:p>
      <text:p text:style-name="P21"><text:span text:style-name="Source_20_Text"><text:span text:style-name="T8">&lt;/</text:span></text:span><text:span text:style-name="Source_20_Text"><text:span text:style-name="T15">head</text:span></text:span><text:span text:style-name="Source_20_Text"><text:span text:style-name="T8">&gt;</text:span></text:span></text:p>
      <text:p text:style-name="P21"><text:span text:style-name="Source_20_Text"><text:span text:style-name="T8">&lt;</text:span></text:span><text:span text:style-name="Source_20_Text"><text:span text:style-name="T15">body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19">Lorem ipsum dolor sit amet, consectetur adipisicing elit.</text:span></text:span></text:p>
      <text:p text:style-name="P21"><text:span text:style-name="Source_20_Text"><text:span text:style-name="T18"><text:s text:c="4"/></text:span></text:span><text:span text:style-name="Source_20_Text"><text:span text:style-name="T19">Odit quia aspernatur optio recusandae, atque, reiciendis</text:span></text:span></text:p>
      <text:p text:style-name="P21"><text:span text:style-name="Source_20_Text"><text:span text:style-name="T18"><text:s text:c="4"/></text:span></text:span><text:span text:style-name="Source_20_Text"><text:span text:style-name="T19">tempore doloremque temporibus aliquid nemo vitae sint?</text:span></text:span></text:p>
      <text:p text:style-name="P21"/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script</text:span></text:span><text:span text:style-name="Source_20_Text"><text:span text:style-name="T8">&gt;</text:span></text:span></text:p>
      <text:p text:style-name="P21"><text:span text:style-name="Source_20_Text"><text:span text:style-name="T18"><text:s text:c="8"/></text:span></text:span><text:span text:style-name="Source_20_Text"><text:span text:style-name="T19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10">"Nasz pierwszy skrypt!"</text:span></text:span><text:span text:style-name="Source_20_Text"><text:span text:style-name="T8">);</text:span></text:span></text:p>
      <text:p text:style-name="P21"><text:span text:style-name="Source_20_Text"><text:span text:style-name="T18"><text:s text:c="4"/></text:span></text:span><text:span text:style-name="Source_20_Text"><text:span text:style-name="T8">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21"><text:span text:style-name="Source_20_Text"><text:span text:style-name="T8">&lt;/</text:span></text:span><text:span text:style-name="Source_20_Text"><text:span text:style-name="T15">body</text:span></text:span><text:span text:style-name="Source_20_Text"><text:span text:style-name="T8">&gt;</text:span></text:span></text:p>
      <text:p text:style-name="P21"><text:span text:style-name="Source_20_Text"><text:span text:style-name="T8">&lt;/</text:span></text:span><text:span text:style-name="Source_20_Text"><text:span text:style-name="T15">html</text:span></text:span><text:span text:style-name="Source_20_Text"><text:span text:style-name="T8">&gt;</text:span></text:span></text:p>
      <text:p text:style-name="P21"><text:span text:style-name="Source_20_Text"><text:span text:style-name="T18"><text:s/></text:span></text:span></text:p>
      <text:p text:style-name="P21"><text:span text:style-name="Source_20_Text"><text:span text:style-name="T18"><text:s/></text:span></text:span></text:p>
      <text:p text:style-name="P21"><text:span text:style-name="Source_20_Text"><text:span text:style-name="T18"><text:s/></text:span></text:span></text:p>
      <text:h text:style-name="P5" text:outline-level="2"><text:bookmark text:name="umieszczanie_skryptow_w_oddzielnym_pliku"/>Umieszczanie skryptów w oddzielnym pliku</text:h>
      <text:p text:style-name="P10">Skrypty możemy wstawiać na stronę na 2 sposoby:</text:p>
      <text:list xml:id="list4501494002160107701" text:style-name="L5">
        <text:list-item>
          <text:p text:style-name="P34">bezpośrednio w kodzie html (jak na powyższym przykładzie)</text:p>
        </text:list-item>
        <text:list-item>
          <text:p text:style-name="P30">w oddzielnych plikach .js</text:p>
        </text:list-item>
      </text:list>
      <text:p text:style-name="P9"><text:span text:style-name="T1">Wyobraź sobie, że tak jak w tym kursie chcesz za pomocą JavaScript obsłużyć menu strony.<text:line-break/>Gdybyś wstawiał ten skrypt w kod każdej podstrony z osobna, trochę by ci to zajęło.<text:line-break/><text:line-break/>Gorzej, gdy za jakiś czas ktoś wyśle tobie maila, że masz w tym skrypcie literówkę. Musiałbyś na nowo przeglądać kod wszystkich podstron, poprawiać i dłubać. Da się? Da - tylko po co.<text:line-break/></text:span></text:p>
      <text:p text:style-name="P9"><text:soft-page-break/><text:span text:style-name="T1">Rozwiązaniem tego problemu jest </text:span><text:span text:style-name="Strong_20_Emphasis"><text:span text:style-name="T5">trzymanie skryptów w oddzielnych plikach .js</text:span></text:span><text:span text:style-name="T1">, a następnie dołączanie ich do strony (czyli podobnie jak w przypadku np. plików css).<text:line-break/><text:line-break/>Gdy dołączasz skrypt z pliku, wszystko masz w jednym miejscu. Poprawiasz literówkę i poprawione będzie na każdej podstronie, na której ten plik jest dołączany.<text:line-break/>Co więcej, od razu wiadomo w jakim miejscu ten skrypt jest - co nie zawsze jest wiadome, gdy kawałki skryptów są rozrzucone po bardzo długich HTML.</text:span></text:p>
      <text:p text:style-name="P9"><text:span text:style-name="T1">Aby przyłączyć plik ze skryptami do naszej strony powinniśmy zastosować dodatkowy atrybut </text:span><text:span text:style-name="Strong_20_Emphasis"><text:span text:style-name="T5">src</text:span></text:span><text:span text:style-name="T1">. Cała treść skryptu powinna trafić do dołączanego pliku js:</text:span></text:p>
      <text:p text:style-name="P6"><text:span text:style-name="Source_20_Text"><text:span text:style-name="T12">&lt;!DOCTYPE html&gt;</text:span></text:span></text:p>
      <text:p text:style-name="P13"><text:span text:style-name="Source_20_Text"><text:span text:style-name="T8">&lt;</text:span></text:span><text:span text:style-name="Source_20_Text"><text:span text:style-name="T15">html</text:span></text:span><text:span text:style-name="Source_20_Text"><text:span text:style-name="T8">&gt;</text:span></text:span></text:p>
      <text:p text:style-name="P13"><text:span text:style-name="Source_20_Text"><text:span text:style-name="T8">&lt;</text:span></text:span><text:span text:style-name="Source_20_Text"><text:span text:style-name="T15">head</text:span></text:span><text:span text:style-name="Source_20_Text"><text:span text:style-name="T8">&gt;</text:span></text:span></text:p>
      <text:p text:style-name="P13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meta </text:span></text:span><text:span text:style-name="Source_20_Text"><text:span text:style-name="T10">charset</text:span></text:span><text:span text:style-name="Source_20_Text"><text:span text:style-name="T8">="</text:span></text:span><text:span text:style-name="Source_20_Text"><text:span text:style-name="T20">UTF-8</text:span></text:span><text:span text:style-name="Source_20_Text"><text:span text:style-name="T8">"&gt;</text:span></text:span></text:p>
      <text:p text:style-name="P13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title</text:span></text:span><text:span text:style-name="Source_20_Text"><text:span text:style-name="T8">&gt;</text:span></text:span><text:span text:style-name="Source_20_Text"><text:span text:style-name="T19">Document</text:span></text:span><text:span text:style-name="Source_20_Text"><text:span text:style-name="T8">&lt;/</text:span></text:span><text:span text:style-name="Source_20_Text"><text:span text:style-name="T15">title</text:span></text:span><text:span text:style-name="Source_20_Text"><text:span text:style-name="T8">&gt;</text:span></text:span></text:p>
      <text:p text:style-name="P13"><text:span text:style-name="Source_20_Text"><text:span text:style-name="T8">&lt;/</text:span></text:span><text:span text:style-name="Source_20_Text"><text:span text:style-name="T15">head</text:span></text:span><text:span text:style-name="Source_20_Text"><text:span text:style-name="T8">&gt;</text:span></text:span></text:p>
      <text:p text:style-name="P13"><text:span text:style-name="Source_20_Text"><text:span text:style-name="T8">&lt;</text:span></text:span><text:span text:style-name="Source_20_Text"><text:span text:style-name="T15">body</text:span></text:span><text:span text:style-name="Source_20_Text"><text:span text:style-name="T8">&gt;</text:span></text:span></text:p>
      <text:p text:style-name="P13"><text:span text:style-name="Source_20_Text"><text:span text:style-name="T18"><text:s text:c="4"/></text:span></text:span><text:span text:style-name="Source_20_Text"><text:span text:style-name="T19">Lorem ipsum dolor sit amet, consectetur adipisicing elit.</text:span></text:span></text:p>
      <text:p text:style-name="P13"><text:span text:style-name="Source_20_Text"><text:span text:style-name="T18"><text:s text:c="4"/></text:span></text:span><text:span text:style-name="Source_20_Text"><text:span text:style-name="T19">Odit quia aspernatur optio recusandae, atque, reiciendis</text:span></text:span></text:p>
      <text:p text:style-name="P13"><text:span text:style-name="Source_20_Text"><text:span text:style-name="T18"><text:s text:c="4"/></text:span></text:span><text:span text:style-name="Source_20_Text"><text:span text:style-name="T19">tempore doloremque temporibus aliquid nemo vitae sint?</text:span></text:span></text:p>
      <text:p text:style-name="P13"/>
      <text:p text:style-name="P13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plik_ze_skryptem.js</text:span></text:span><text:span text:style-name="Source_20_Text"><text:span text:style-name="T8">"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13"><text:span text:style-name="Source_20_Text"><text:span text:style-name="T8">&lt;/</text:span></text:span><text:span text:style-name="Source_20_Text"><text:span text:style-name="T15">body</text:span></text:span><text:span text:style-name="Source_20_Text"><text:span text:style-name="T8">&gt;</text:span></text:span></text:p>
      <text:p text:style-name="P13"><text:span text:style-name="Source_20_Text"><text:span text:style-name="T8">&lt;/</text:span></text:span><text:span text:style-name="Source_20_Text"><text:span text:style-name="T15">html</text:span></text:span><text:span text:style-name="Source_20_Text"><text:span text:style-name="T8">&gt;</text:span></text:span></text:p>
      <text:h text:style-name="P5" text:outline-level="2"><text:bookmark text:name="ktora-lepsza"/>Która metoda jest lepsza?</text:h>
      <text:p text:style-name="P9"><text:span text:style-name="T1">W większości przypadków raczej ta z zewnętrznym plikiem. Tak robi większość stron.<text:line-break/>Ale nie jest to wcale 100% normą. Część stron, którym bardzo zależy na optymalizacji i liczy się dla nich pozbycie się każdego dodatkowego requestu (</text:span><text:a xlink:type="simple" xlink:href="https://kursjs.pl/kurs/debuger/debuger.php#network" text:style-name="Internet_20_link" text:visited-style-name="Visited_20_Internet_20_Link"><text:span text:style-name="T17">1</text:span></text:a><text:span text:style-name="T1">) wstawia swoje całe skrypty inline w kod html strony. Dzięki temu przeglądarka nie musi dociągać dodatkowych plików.</text:span></text:p>
      <text:p text:style-name="P10">Osobiście został bym przy skryptach w oddzielnych plikach. Ewentualnie szybkie, krótkie zadania gdzie skrypty to tylko kilka linii kodu spokojnie możemy pisać bezpośrednio w html.</text:p>
      <text:p text:style-name="P10"/>
      <text:h text:style-name="P5" text:outline-level="2"><text:bookmark text:name="gdzie-wstawiac"/><text:soft-page-break/>Gdzie wstawiać nasze skrypty</text:h>
      <text:p text:style-name="P10">Skrypty możesz wrzucać w różne miejsca na stronie. Najczęściej spotykanymi miejscami są sekcja HEAD i koniec sekcji BODY:</text:p>
      <text:p text:style-name="P19"><text:span text:style-name="Source_20_Text"><text:span text:style-name="T12">&lt;!DOCTYPE html&gt;</text:span></text:span></text:p>
      <text:p text:style-name="P21"><text:span text:style-name="Source_20_Text"><text:span text:style-name="T8">&lt;</text:span></text:span><text:span text:style-name="Source_20_Text"><text:span text:style-name="T15">html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head</text:span></text:span><text:span text:style-name="Source_20_Text"><text:span text:style-name="T8">&gt;</text:span></text:span></text:p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meta </text:span></text:span><text:span text:style-name="Source_20_Text"><text:span text:style-name="T10">charset</text:span></text:span><text:span text:style-name="Source_20_Text"><text:span text:style-name="T8">="</text:span></text:span><text:span text:style-name="Source_20_Text"><text:span text:style-name="T20">UTF-8</text:span></text:span><text:span text:style-name="Source_20_Text"><text:span text:style-name="T8">"&gt;</text:span></text:span></text:p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title</text:span></text:span><text:span text:style-name="Source_20_Text"><text:span text:style-name="T8">&gt;</text:span></text:span><text:span text:style-name="Source_20_Text"><text:span text:style-name="T19">Document</text:span></text:span><text:span text:style-name="Source_20_Text"><text:span text:style-name="T8">&lt;/</text:span></text:span><text:span text:style-name="Source_20_Text"><text:span text:style-name="T15">title</text:span></text:span><text:span text:style-name="Source_20_Text"><text:span text:style-name="T8">&gt;</text:span></text:span></text:p>
      <text:p text:style-name="P21"/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modernizr.js</text:span></text:span><text:span text:style-name="Source_20_Text"><text:span text:style-name="T8">"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/</text:span></text:span><text:span text:style-name="Source_20_Text"><text:span text:style-name="T15">head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body</text:span></text:span><text:span text:style-name="Source_20_Text"><text:span text:style-name="T8">&gt;</text:span></text:span></text:p>
      <text:p text:style-name="P21"><text:span text:style-name="Source_20_Text"><text:span text:style-name="T18"><text:s text:c="8"/></text:span></text:span><text:span text:style-name="Source_20_Text"><text:span text:style-name="T19">..treść strony...</text:span></text:span></text:p>
      <text:p text:style-name="P21"/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super-script.js</text:span></text:span><text:span text:style-name="Source_20_Text"><text:span text:style-name="T8">"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/</text:span></text:span><text:span text:style-name="Source_20_Text"><text:span text:style-name="T15">body</text:span></text:span><text:span text:style-name="Source_20_Text"><text:span text:style-name="T8">&gt;</text:span></text:span></text:p>
      <text:p text:style-name="P21"><text:span text:style-name="Source_20_Text"><text:span text:style-name="T8">&lt;/</text:span></text:span><text:span text:style-name="Source_20_Text"><text:span text:style-name="T15">html</text:span></text:span><text:span text:style-name="Source_20_Text"><text:span text:style-name="T8">&gt;</text:span></text:span></text:p>
      <text:p text:style-name="P21"><text:span text:style-name="Source_20_Text"><text:span text:style-name="T18"><text:s/></text:span></text:span></text:p>
      <text:p text:style-name="P21"><text:span text:style-name="Source_20_Text"><text:span text:style-name="T18"><text:s/></text:span></text:span></text:p>
      <text:p text:style-name="P10"/>
      <text:p text:style-name="P10">Wybór miejsca wiąże się z dwiema kwestiami.<text:line-break/>Pierwsza z nich tyczy się zasady, która mówi o tym, by użytkownik dostawał w pierwszej chwili treść strony.<text:line-break/>Cała interakcja (JavaScript), graficzne dodatki itp. powinny być wysyłane w drugiej kolejności. Główna treść dokumentu nie powinna być blokowana przed jak najszybszym wyświetleniem, stąd koniec strony to dobry wybór na umieszczenie skryptów.</text:p>
      <text:p text:style-name="P9"><text:span text:style-name="T1">Druga sprawa tyczy się samych skryptów. Bardzo często będziesz chciał w nich działać na konkretnych elementach strony. Przykładowo zapragniesz pokazać przycisk, ukryć formularz, pokazać użytkownikowi jakieś okienko itp. Jeżeli twój skrypt zostanie wczytany przed takim elementem (czyli w kodzie HTML będzie się znajdował przed takim elementem HTML), a </text:span><text:a xlink:type="simple" xlink:href="https://kursjs.pl/kurs/dom/dom.php#domcontentloaded" text:style-name="Internet_20_link" text:visited-style-name="Visited_20_Internet_20_Link"><text:span text:style-name="T17">nie posiada żadnych metod do wykrywania czy cała strona została już wczytana</text:span></text:a><text:span text:style-name="T1">, to dostaniesz błąd wynikający z tego, że skrypt ten nie widzi elementu, który zostanie wczytany dopiero po nim.</text:span></text:p>
      <text:p text:style-name="P9"><text:span text:style-name="T1"/></text:p>
      <text:p text:style-name="P9"><text:span text:style-name="T1"/></text:p>
      <text:h text:style-name="P5" text:outline-level="2"><text:bookmark text:name="async-defer"/><text:soft-page-break/>Atrybuty async i defer</text:h>
      <text:p text:style-name="P9"><text:span text:style-name="T1">Do znacznika script możesz dodać dwa atrybuty: </text:span><text:span text:style-name="Strong_20_Emphasis"><text:span text:style-name="T5">async</text:span></text:span><text:span text:style-name="T1"> lub </text:span><text:span text:style-name="Strong_20_Emphasis"><text:span text:style-name="T5">defer</text:span></text:span><text:span text:style-name="T1"> (lub oba naraz):</text:span></text:p>
      <text:p text:style-name="P6"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...</text:span></text:span><text:span text:style-name="Source_20_Text"><text:span text:style-name="T8">"</text:span></text:span><text:span text:style-name="Source_20_Text"><text:span text:style-name="T15"> </text:span></text:span><text:span text:style-name="Source_20_Text"><text:span text:style-name="T10">defer</text:span></text:span><text:span text:style-name="Source_20_Text"><text:span text:style-name="T8">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13"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...</text:span></text:span><text:span text:style-name="Source_20_Text"><text:span text:style-name="T8">"</text:span></text:span><text:span text:style-name="Source_20_Text"><text:span text:style-name="T15"> </text:span></text:span><text:span text:style-name="Source_20_Text"><text:span text:style-name="T10">async</text:span></text:span><text:span text:style-name="Source_20_Text"><text:span text:style-name="T8">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13"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...</text:span></text:span><text:span text:style-name="Source_20_Text"><text:span text:style-name="T8">"</text:span></text:span><text:span text:style-name="Source_20_Text"><text:span text:style-name="T15"> </text:span></text:span><text:span text:style-name="Source_20_Text"><text:span text:style-name="T10">async</text:span></text:span><text:span text:style-name="Source_20_Text"><text:span text:style-name="T15"> </text:span></text:span><text:span text:style-name="Source_20_Text"><text:span text:style-name="T10">defer</text:span></text:span><text:span text:style-name="Source_20_Text"><text:span text:style-name="T8">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10"/>
      <text:p text:style-name="P10">Przeglądarka czyta kod strony od góry do dołu. Gdy natrafi na dołączony skrypt, wstrzymuje ładowanie reszty strony aż do momentu całkowitego wczytania i wykonania skryptu.<text:line-break/>Przy malutkich skryptach nie ma to raczej znaczenia, ale przy większych skryptach może to powodować zauważalne blokowanie wczytywania strony.</text:p>
      <text:p text:style-name="P10">Aby zapobiec takiemu blokowaniu stosuje się właśnie atrybuty defer lub async.</text:p>
      <text:p text:style-name="P9"><text:span text:style-name="T1">Atrybut </text:span><text:span text:style-name="Strong_20_Emphasis"><text:span text:style-name="T5">async</text:span></text:span><text:span text:style-name="T1"> powoduje, że jeżeli przeglądarka czytając kod strony natrafi na plik ze skryptem zacznie go wczytywać w tle, równocześnie czytając dalszą część kodu strony. Jeżeli cały plik ze skryptem się wczyta, wtedy kod zostanie odpalony.</text:span></text:p>
      <text:p text:style-name="P9"><text:span text:style-name="T1">Atrybut </text:span><text:span text:style-name="Strong_20_Emphasis"><text:span text:style-name="T5">defer</text:span></text:span><text:span text:style-name="T1"> działa w miarę podobnie. Plik ze skryptem też będzie wczytywany w tle. Różnica jest taka, że jeżeli przeglądarka wczyta już cały plik ze skryptem, odpali go po załadowaniu całego dokumentu (ale tuż przed odpaleniem zdarzenia </text:span><text:a xlink:type="simple" xlink:href="https://kursjs.pl/kurs/dom/dom.php#domcontentloaded" text:style-name="Internet_20_link" text:visited-style-name="Visited_20_Internet_20_Link"><text:span text:style-name="T17">DOMContentLoaded</text:span></text:a><text:span text:style-name="T1">).</text:span></text:p>
      <text:p text:style-name="P10">Różnica między tymi atrybutami jest też taka, że skrypty z atrybutem defer będą odpalane w kolejności w jakiej zostały wstawione do dokumentu. W przypadku async skrypty będą odpalane w kolejności "kto pierwszy ten lepszy", czyli który skrypt wczyta się wcześniej, ten zostanie wcześniej odpalony.</text:p>
      <text:p text:style-name="P9"><text:span text:style-name="T1">Niektóre starsze przeglądarki różnie </text:span><text:a xlink:type="simple" xlink:href="https://stackoverflow.com/questions/10808109/script-tag-async-defer" text:style-name="Internet_20_link" text:visited-style-name="Visited_20_Internet_20_Link"><text:span text:style-name="T17">implementują te atrybuty.</text:span></text:a><text:span text:style-name="T1"> Z tego też powodu </text:span><text:a xlink:type="simple" xlink:href="https://github.com/h5bp/html5-boilerplate/blob/master/dist/index.html#L35" text:style-name="Internet_20_link" text:visited-style-name="Visited_20_Internet_20_Link"><text:span text:style-name="T17">czasami spotkasz</text:span></text:a><text:span text:style-name="T1"> się ze znacznikami script, które nie tylko posiadają async i defer, ale też umieszczone są na końcu pliku. Są to skrypty, które nie mają istotnego znaczenia dla działania strony, więc nie muszą się szybko wczytywać.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oft-page-break/><text:span text:style-name="Strong_20_Emphasis"><text:span text:style-name="T5">Gdzie więc umieszczać swoje skrypty?</text:span></text:span><text:span text:style-name="T1"> W dzisiejszych czasach większość osób zaleca wstawianie skryptów do HEAD dokumentu (lub gdzieś na górę dokumentu) i dodawanie im atrybutu defer.</text:span></text:p>
      <text:p text:style-name="P19"><text:span text:style-name="Source_20_Text"><text:span text:style-name="T12">&lt;!DOCTYPE html&gt;</text:span></text:span></text:p>
      <text:p text:style-name="P21"><text:span text:style-name="Source_20_Text"><text:span text:style-name="T8">&lt;</text:span></text:span><text:span text:style-name="Source_20_Text"><text:span text:style-name="T15">html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head</text:span></text:span><text:span text:style-name="Source_20_Text"><text:span text:style-name="T8">&gt;</text:span></text:span></text:p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meta </text:span></text:span><text:span text:style-name="Source_20_Text"><text:span text:style-name="T10">charset</text:span></text:span><text:span text:style-name="Source_20_Text"><text:span text:style-name="T8">="</text:span></text:span><text:span text:style-name="Source_20_Text"><text:span text:style-name="T20">UTF-8</text:span></text:span><text:span text:style-name="Source_20_Text"><text:span text:style-name="T8">"&gt;</text:span></text:span></text:p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title</text:span></text:span><text:span text:style-name="Source_20_Text"><text:span text:style-name="T8">&gt;</text:span></text:span><text:span text:style-name="Source_20_Text"><text:span text:style-name="T19">Document</text:span></text:span><text:span text:style-name="Source_20_Text"><text:span text:style-name="T8">&lt;/</text:span></text:span><text:span text:style-name="Source_20_Text"><text:span text:style-name="T15">title</text:span></text:span><text:span text:style-name="Source_20_Text"><text:span text:style-name="T8">&gt;</text:span></text:span></text:p>
      <text:p text:style-name="P21"/>
      <text:p text:style-name="P21"><text:span text:style-name="Source_20_Text"><text:span text:style-name="T18"><text:s text:c="8"/></text:span></text:span><text:span text:style-name="Source_20_Text"><text:span text:style-name="T8">&lt;</text:span></text:span><text:span text:style-name="Source_20_Text"><text:span text:style-name="T15">script </text:span></text:span><text:span text:style-name="Source_20_Text"><text:span text:style-name="T10">src</text:span></text:span><text:span text:style-name="Source_20_Text"><text:span text:style-name="T8">="</text:span></text:span><text:span text:style-name="Source_20_Text"><text:span text:style-name="T20">super-script.js</text:span></text:span><text:span text:style-name="Source_20_Text"><text:span text:style-name="T8">"</text:span></text:span><text:span text:style-name="Source_20_Text"><text:span text:style-name="T15"> </text:span></text:span><text:span text:style-name="Source_20_Text"><text:span text:style-name="T10">defer</text:span></text:span><text:span text:style-name="Source_20_Text"><text:span text:style-name="T8">&gt;&lt;/</text:span></text:span><text:span text:style-name="Source_20_Text"><text:span text:style-name="T15">script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/</text:span></text:span><text:span text:style-name="Source_20_Text"><text:span text:style-name="T15">head</text:span></text:span><text:span text:style-name="Source_20_Text"><text:span text:style-name="T8">&gt;</text:span></text:span></text:p>
      <text:p text:style-name="P21"><text:span text:style-name="Source_20_Text"><text:span text:style-name="T18"><text:s text:c="4"/></text:span></text:span><text:span text:style-name="Source_20_Text"><text:span text:style-name="T8">&lt;</text:span></text:span><text:span text:style-name="Source_20_Text"><text:span text:style-name="T15">body</text:span></text:span><text:span text:style-name="Source_20_Text"><text:span text:style-name="T8">&gt;</text:span></text:span></text:p>
      <text:p text:style-name="P21"><text:span text:style-name="Source_20_Text"><text:span text:style-name="T18"><text:s text:c="8"/></text:span></text:span><text:span text:style-name="Source_20_Text"><text:span text:style-name="T19">..treść strony...</text:span></text:span></text:p>
      <text:p text:style-name="P21"><text:span text:style-name="Source_20_Text"><text:span text:style-name="T18"><text:s text:c="4"/></text:span></text:span><text:span text:style-name="Source_20_Text"><text:span text:style-name="T8">&lt;/</text:span></text:span><text:span text:style-name="Source_20_Text"><text:span text:style-name="T15">body</text:span></text:span><text:span text:style-name="Source_20_Text"><text:span text:style-name="T8">&gt;</text:span></text:span></text:p>
      <text:p text:style-name="P21"><text:span text:style-name="Source_20_Text"><text:span text:style-name="T8">&lt;/</text:span></text:span><text:span text:style-name="Source_20_Text"><text:span text:style-name="T15">html</text:span></text:span><text:span text:style-name="Source_20_Text"><text:span text:style-name="T8">&gt;</text:span></text:span></text:p>
      <text:p text:style-name="P21"><text:span text:style-name="Source_20_Text"><text:span text:style-name="T18"><text:s/></text:span></text:span></text:p>
      <text:p text:style-name="P15"/>
      <text:p text:style-name="P10">Dzięki temu przeglądarka będzie mogła wcześniej zacząć wczytywać twoje skrypty równocześnie czytając resztę strony.</text:p>
      <text:p text:style-name="P10">Jeżeli będziesz robił stronę, która ma wspierać mocno stare przeglądarki, wtedy zastosuj omawiane powyżej klasyczne podejście czyli umieszczaj skrypty przed zamknięciem BODY. W przeciwnym razie polecam miejsce w HEAD i skorzystanie z atrybutu defer.</text:p>
      <text:p text:style-name="P9"><text:span text:style-name="T1">Bardzo dobry artykuł na temat tych atrybutów znajdziesz pod adresem </text:span><text:a xlink:type="simple" xlink:href="http://www.growingwiththeweb.com/2014/02/async-vs-defer-attributes.html" text:style-name="Internet_20_link" text:visited-style-name="Visited_20_Internet_20_Link"><text:span text:style-name="T17">http://www.growingwiththeweb.com/2014/02/async-vs-defer-attributes.html</text:span></text:a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h text:style-name="P5" text:outline-level="2"><text:bookmark text:name="komentarze"/><text:soft-page-break/>Komentarze</text:h>
      <text:p text:style-name="P10">W javascript istnieją 2 rodzaje komentarzy: komentarze zajmujące jedną i wiele linii:</text:p>
      <text:p text:style-name="P6"><text:span text:style-name="Source_20_Text"><text:span text:style-name="T11">/*</text:span></text:span></text:p>
      <text:p text:style-name="P13"><text:span text:style-name="Source_20_Text"><text:span text:style-name="T11">Przykład komentarza składającego się z wielu linii.</text:span></text:span></text:p>
      <text:p text:style-name="P13"><text:span text:style-name="Source_20_Text"><text:span text:style-name="T11">Taki komentarz może zawierać wiele linii.</text:span></text:span></text:p>
      <text:p text:style-name="P13"><text:span text:style-name="Source_20_Text"><text:span text:style-name="T11">*/</text:span></text:span></text:p>
      <text:p text:style-name="P13"><text:span text:style-name="Source_20_Text"><text:span text:style-name="T6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10">'To jest mój pierwszy skrypt'</text:span></text:span><text:span text:style-name="Source_20_Text"><text:span text:style-name="T8">);</text:span></text:span></text:p>
      <text:p text:style-name="P13"/>
      <text:p text:style-name="P13"><text:span text:style-name="Source_20_Text"><text:span text:style-name="T11">//To jest przykład komentarza 1-liniowego</text:span></text:span></text:p>
      <text:p text:style-name="P13"><text:span text:style-name="Source_20_Text"><text:span text:style-name="T6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10">'To jest mój pierwszy skrypt'</text:span></text:span><text:span text:style-name="Source_20_Text"><text:span text:style-name="T8">)</text:span></text:span></text:p>
      <text:p text:style-name="P15"/>
      <text:p text:style-name="P6"><text:span text:style-name="Source_20_Text"><text:span text:style-name="T11">/*</text:span></text:span></text:p>
      <text:p text:style-name="P13"><text:span text:style-name="Source_20_Text"><text:span text:style-name="T11">Skrypt wypisujący różne rzeczy w konsoli</text:span></text:span></text:p>
      <text:p text:style-name="P13"><text:span text:style-name="Source_20_Text"><text:span text:style-name="T11">Wykorzystuje do tego celu console debugera</text:span></text:span></text:p>
      <text:p text:style-name="P13"><text:span text:style-name="Source_20_Text"><text:span text:style-name="T11">*/</text:span></text:span></text:p>
      <text:p text:style-name="P13"/>
      <text:p text:style-name="P13"><text:span text:style-name="Source_20_Text"><text:span text:style-name="T6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10">'To jest mój pierwszy skrypt'</text:span></text:span><text:span text:style-name="Source_20_Text"><text:span text:style-name="T8">);</text:span></text:span><text:span text:style-name="Source_20_Text"><text:span text:style-name="T6"> </text:span></text:span><text:span text:style-name="Source_20_Text"><text:span text:style-name="T11">//to jest pierwsza linia</text:span></text:span></text:p>
      <text:p text:style-name="P13"><text:span text:style-name="Source_20_Text"><text:span text:style-name="T6">console</text:span></text:span><text:span text:style-name="Source_20_Text"><text:span text:style-name="T8">.</text:span></text:span><text:span text:style-name="Source_20_Text"><text:span text:style-name="T9">log</text:span></text:span><text:span text:style-name="Source_20_Text"><text:span text:style-name="T8">(</text:span></text:span><text:span text:style-name="Source_20_Text"><text:span text:style-name="T10">'To jest mój pierwszy skrypt'</text:span></text:span><text:span text:style-name="Source_20_Text"><text:span text:style-name="T8">);</text:span></text:span><text:span text:style-name="Source_20_Text"><text:span text:style-name="T6"> </text:span></text:span><text:span text:style-name="Source_20_Text"><text:span text:style-name="T11">//to jest druga linia</text:span></text:span></text:p>
      <text:p text:style-name="P10"/>
      <text:p text:style-name="P10">Nie bój się komentować swój kod. Dzisiaj może będziesz wiedział do czego dany kod służy. Ale za pół roku do niego wrócisz i będziesz musiał się zastanawiać czemu służyła dana funkcja..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04:39.37</meta:creation-date>
    <meta:generator>OpenOffice/4.1.6$Win32 OpenOffice.org_project/416m1$Build-9790</meta:generator>
    <dc:date>2019-09-15T23:47:14.20</dc:date>
    <meta:editing-duration>PT45M18S</meta:editing-duration>
    <meta:editing-cycles>17</meta:editing-cycles>
    <meta:document-statistic meta:table-count="0" meta:image-count="0" meta:object-count="0" meta:page-count="6" meta:paragraph-count="104" meta:word-count="980" meta:character-count="7124"/>
  </office:meta>
</office:document-meta>
</file>